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5" style:parent-style-name="Policepardéfaut" style:family="text">
      <style:text-properties style:language-asian="fr" style:country-asian="CH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45344in, 0.45322in, 0.40945in, 0.92094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5"><draw:frame draw:z-index="251658240" draw:style-name="a3" draw:name="Image 1" text:anchor-type="paragraph" svg:x="0in" svg:y="0.416in" svg:width="9.06281in" svg:height="6.51163in" style:rel-width="scale" style:rel-height="scale"><draw:image xlink:href="media/image4.jpeg" xlink:type="simple" xlink:show="embed" xlink:actuate="onLoad"/><svg:title/><svg:desc>C:\Users\laura.maillard\Desktop\Documents en français - retorta  - BATIONO\Schéma de fermeture de la retorta Anamei - 02.07.2015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ahoma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Policepardéfaut" style:family="text">
      <style:text-properties style:language-asian="fr" style:country-asian="CH"/>
    </style:style>
    <style:style style:name="T3" style:parent-style-name="Policepardéfaut" style:family="text">
      <style:text-properties style:language-asian="fr" style:country-asian="CH"/>
    </style:style>
    <style:style style:name="T4" style:parent-style-name="Policepardéfaut" style:family="text">
      <style:text-properties style:language-asian="fr" style:country-asian="CH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2.89872in, 3.03793in, 2.95583in, 0.45756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60288" draw:style-name="a0" draw:name="Image 14426" text:anchor-type="paragraph" svg:x="9.06323in" svg:y="-0.25945in" svg:width="1.49722in" svg:height="0.25069in" style:rel-width="scale" style:rel-height="scale"><draw:image xlink:href="media/image1.jpeg" xlink:type="simple" xlink:show="embed" xlink:actuate="onLoad"/><svg:title/><svg:desc>http://www.he-arc.ch/sites/default/files/image/INGENIERIE/ING-logo.jpg</svg:desc></draw:frame></text:span><text:span text:style-name="T3"><draw:frame draw:z-index="251661312" draw:style-name="a1" draw:name="Image 14427" text:anchor-type="paragraph" svg:x="7.68958in" svg:y="-0.33412in" svg:width="1.25833in" svg:height="0.32292in" style:rel-width="scale" style:rel-height="scale"><draw:image xlink:href="media/image2.jpeg" xlink:type="simple" xlink:show="embed" xlink:actuate="onLoad"/><svg:title/><svg:desc>C:\Users\laura.maillard\Desktop\terrehommes.jpg</svg:desc></draw:frame></text:span><text:span text:style-name="T4"><draw:frame draw:z-index="251659264" draw:style-name="a2" draw:name="Image 1" text:anchor-type="paragraph" svg:x="-0.01181in" svg:y="-0.44306in" svg:width="1.01944in" svg:height="0.62431in" style:rel-width="scale" style:rel-height="scale"><draw:image xlink:href="media/image3.png" xlink:type="simple" xlink:show="embed" xlink:actuate="onLoad"/><svg:title/><svg:desc>image001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llard Laura</meta:initial-creator>
    <dc:creator>Maillard Laura</dc:creator>
    <meta:creation-date>2016-10-06T14:23:00Z</meta:creation-date>
    <dc:date>2016-10-06T14:24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